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#f9f9f9">
        <style:background-image/>
      </style:table-properties>
    </style:style>
    <style:style style:name="Таблица1.A" style:family="table-column">
      <style:table-column-properties style:column-width="2.117cm"/>
    </style:style>
    <style:style style:name="Таблица1.B" style:family="table-column">
      <style:table-column-properties style:column-width="14.884cm"/>
    </style:style>
    <style:style style:name="Таблица1.A1" style:family="table-cell">
      <style:table-cell-properties fo:background-color="#f2f2f2" fo:padding="0.049cm" fo:border="0.05pt solid #aaaaaa">
        <style:background-image/>
      </style:table-cell-properties>
    </style:style>
    <style:style style:name="Таблица1.B1" style:family="table-cell">
      <style:table-cell-properties fo:padding="0.049cm" fo:border="0.05pt solid #aaaaaa"/>
    </style:style>
    <style:style style:name="Таблица1.2" style:family="table-row">
      <style:table-row-properties style:min-row-height="5.378cm"/>
    </style:style>
    <style:style style:name="Таблица1.B2" style:family="table-cell">
      <style:table-cell-properties fo:padding="0.049cm" fo:border="0.05pt solid #aaaaaa"/>
    </style:style>
    <style:style style:name="Таблица1.B3" style:family="table-cell">
      <style:table-cell-properties fo:padding="0.049cm" fo:border="0.05pt solid #aaaaaa"/>
    </style:style>
    <style:style style:name="Таблица1.B4" style:family="table-cell">
      <style:table-cell-properties fo:padding="0.049cm" fo:border="0.05pt solid #aaaaaa"/>
    </style:style>
    <style:style style:name="Таблица1.B5" style:family="table-cell">
      <style:table-cell-properties fo:padding="0.049cm" fo:border="0.05pt solid #aaaaaa"/>
    </style:style>
    <style:style style:name="Таблица1.B6" style:family="table-cell">
      <style:table-cell-properties fo:padding="0.049cm" fo:border="0.05pt solid #aaaaaa"/>
    </style:style>
    <style:style style:name="Таблица1.B7" style:family="table-cell">
      <style:table-cell-properties fo:padding="0.049cm" fo:border="0.05pt solid #aaaaaa"/>
    </style:style>
    <style:style style:name="Таблица1.B8" style:family="table-cell">
      <style:table-cell-properties fo:padding="0.049cm" fo:border="0.05pt solid #aaaaaa"/>
    </style:style>
    <style:style style:name="Таблица1.B9" style:family="table-cell">
      <style:table-cell-properties fo:padding="0.049cm" fo:border="0.05pt solid #aaaaaa"/>
    </style:style>
    <style:style style:name="Таблица2" style:family="table">
      <style:table-properties style:width="17cm" table:align="left" fo:background-color="#f9f9f9">
        <style:background-image/>
      </style:table-properties>
    </style:style>
    <style:style style:name="Таблица2.A" style:family="table-column">
      <style:table-column-properties style:column-width="0.478cm"/>
    </style:style>
    <style:style style:name="Таблица2.B" style:family="table-column">
      <style:table-column-properties style:column-width="16.522cm"/>
    </style:style>
    <style:style style:name="Таблица2.A1" style:family="table-cell">
      <style:table-cell-properties fo:background-color="#f2f2f2" fo:padding="0.049cm" fo:border="0.05pt solid #aaaaaa">
        <style:background-image/>
      </style:table-cell-properties>
    </style:style>
    <style:style style:name="Таблица2.B1" style:family="table-cell">
      <style:table-cell-properties fo:padding="0.049cm" fo:border="0.05pt solid #aaaaaa"/>
    </style:style>
    <style:style style:name="Таблица2.A2" style:family="table-cell">
      <style:table-cell-properties style:vertical-align="middle" fo:background-color="#f2f2f2" fo:padding="0.049cm" fo:border="0.05pt solid #aaaaaa">
        <style:background-image/>
      </style:table-cell-properties>
    </style:style>
    <style:style style:name="Таблица2.B2" style:family="table-cell">
      <style:table-cell-properties style:vertical-align="middle" fo:padding="0.049cm" fo:border="0.05pt solid #aaaaaa"/>
    </style:style>
    <style:style style:name="Таблица2.B3" style:family="table-cell">
      <style:table-cell-properties style:vertical-align="middle" fo:padding="0.049cm" fo:border="0.05pt solid #aaaaaa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5" style:family="paragraph" style:parent-style-name="Standard">
      <style:text-properties style:font-name="Ari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style:font-name="Arial" fo:font-size="10.5pt" fo:letter-spacing="normal" fo:font-style="normal" fo:font-weight="bold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8" style:family="paragraph" style:list-style-name="L1"/>
    <style:style style:name="P9" style:family="paragraph" style:list-style-name="L2"/>
    <style:style style:name="T1" style:family="text">
      <style:text-properties fo:color="#000000" style:font-name="monospace" fo:background-color="#f9f9f9" loext:char-shading-value="0" loext:padding-left="0.106cm" loext:padding-right="0.106cm" loext:padding-top="0.049cm" loext:padding-bottom="0.049cm" loext:border="0.06pt solid #dddddd"/>
    </style:style>
    <style:style style:name="T2" style:family="text">
      <style:text-properties fo:color="#000000" style:font-name="monospace" fo:font-style="italic" fo:background-color="#f9f9f9" loext:char-shading-value="0" loext:padding-left="0.106cm" loext:padding-right="0.106cm" loext:padding-top="0.049cm" loext:padding-bottom="0.049cm" loext:border="0.06pt solid #dddddd"/>
    </style:style>
    <style:style style:name="T3" style:family="text">
      <style:text-properties fo:color="#000000" style:font-name="monospace" fo:font-style="italic" fo:font-weight="bold" fo:background-color="#f9f9f9" loext:char-shading-value="0" loext:padding-left="0.106cm" loext:padding-right="0.106cm" loext:padding-top="0.049cm" loext:padding-bottom="0.049cm" loext:border="0.06pt solid #dddddd"/>
    </style:style>
    <style:style style:name="T4" style:family="text">
      <style:text-properties fo:color="#000000" style:font-name="monospace" fo:font-weight="bold" fo:background-color="#f9f9f9" loext:char-shading-value="0" loext:padding-left="0.106cm" loext:padding-right="0.106cm" loext:padding-top="0.049cm" loext:padding-bottom="0.049cm" loext:border="0.06pt solid #dddddd"/>
    </style:style>
    <style:style style:name="T5" style:family="text">
      <style:text-properties fo:color="#000000" fo:font-style="italic" fo:background-color="#f9f9f9" loext:char-shading-value="0" loext:padding-left="0.106cm" loext:padding-right="0.106cm" loext:padding-top="0.049cm" loext:padding-bottom="0.049cm" loext:border="0.06pt solid #dddddd"/>
    </style:style>
    <style:style style:name="T6" style:family="text">
      <style:text-properties fo:color="#000000" fo:font-style="italic" fo:font-weight="bold" fo:background-color="#f9f9f9" loext:char-shading-value="0" loext:padding-left="0.106cm" loext:padding-right="0.106cm" loext:padding-top="0.049cm" loext:padding-bottom="0.049cm" loext:border="0.06pt solid #dddddd"/>
    </style:style>
    <style:style style:name="T7" style:family="text">
      <style:text-properties fo:color="#000000" fo:background-color="#f9f9f9" loext:char-shading-value="0" loext:padding-left="0.106cm" loext:padding-right="0.106cm" loext:padding-top="0.049cm" loext:padding-bottom="0.049cm" loext:border="0.06pt solid #dddddd"/>
    </style:style>
    <style:style style:name="T8" style:family="text">
      <style:text-properties fo:color="#000000" style:font-name="Arial" fo:background-color="#f9f9f9" loext:char-shading-value="0" loext:padding-left="0.106cm" loext:padding-right="0.106cm" loext:padding-top="0.049cm" loext:padding-bottom="0.049cm" loext:border="0.06pt solid #dddddd"/>
    </style:style>
    <style:style style:name="T9" style:family="text">
      <style:text-properties fo:color="#000000" style:font-name="Arial" fo:font-style="italic" fo:background-color="#f9f9f9" loext:char-shading-value="0" loext:padding-left="0.106cm" loext:padding-right="0.106cm" loext:padding-top="0.049cm" loext:padding-bottom="0.049cm" loext:border="0.06pt solid #dddddd"/>
    </style:style>
    <style:style style:name="T10" style:family="text">
      <style:text-properties fo:color="#000000" style:font-name="Arial" fo:font-style="italic" fo:font-weight="bold" fo:background-color="#f9f9f9" loext:char-shading-value="0" loext:padding-left="0.106cm" loext:padding-right="0.106cm" loext:padding-top="0.049cm" loext:padding-bottom="0.049cm" loext:border="0.06pt solid #dddddd"/>
    </style:style>
    <style:style style:name="T11" style:family="text">
      <style:text-properties fo:color="#000000" style:font-name="Arial" fo:font-weight="bold" fo:background-color="#f9f9f9" loext:char-shading-value="0" loext:padding-left="0.106cm" loext:padding-right="0.106cm" loext:padding-top="0.049cm" loext:padding-bottom="0.049cm" loext:border="0.06pt solid #dddddd"/>
    </style:style>
    <style:style style:name="T12" style:family="text">
      <style:text-properties fo:color="#000000" fo:font-weight="bold" fo:background-color="#f9f9f9" loext:char-shading-value="0" loext:padding-left="0.106cm" loext:padding-right="0.106cm" loext:padding-top="0.049cm" loext:padding-bottom="0.049cm" loext:border="0.06pt solid #dddddd"/>
    </style:style>
    <style:style style:name="T13" style:family="text">
      <style:text-properties fo:color="#0b0080" style:text-line-through-style="none" style:text-line-through-type="none" style:text-underline-style="none" style:text-blinking="false"/>
    </style:style>
    <style:style style:name="T14" style:family="text">
      <style:text-properties fo:color="#0b0080" style:text-line-through-style="none" style:text-line-through-type="none" style:font-name="Arial" style:text-underline-style="none" style:text-blinking="false"/>
    </style:style>
    <style:style style:name="T15" style:family="text">
      <style:text-properties fo:font-style="italic"/>
    </style:style>
    <style:style style:name="T16" style:family="text">
      <style:text-properties fo:font-weight="bold"/>
    </style:style>
    <style:style style:name="T17" style:family="text">
      <style:text-properties fo:font-variant="normal" fo:text-transform="none" fo:color="#000000" style:font-name="monospace" fo:font-size="10.5pt" fo:letter-spacing="normal" fo:font-style="normal" fo:font-weight="normal" fo:background-color="#f9f9f9" loext:char-shading-value="0" loext:padding-left="0.106cm" loext:padding-right="0.106cm" loext:padding-top="0.049cm" loext:padding-bottom="0.049cm" loext:border="0.06pt solid #dddddd"/>
    </style:style>
    <style:style style:name="T18" style:family="text">
      <style:text-properties fo:font-variant="normal" fo:text-transform="none" fo:color="#000000" fo:font-size="10.5pt" fo:letter-spacing="normal" fo:font-style="normal" fo:font-weight="normal" fo:background-color="#f9f9f9" loext:char-shading-value="0" loext:padding-left="0.106cm" loext:padding-right="0.106cm" loext:padding-top="0.049cm" loext:padding-bottom="0.049cm" loext:border="0.06pt solid #dddddd"/>
    </style:style>
    <style:style style:name="T19" style:family="text">
      <style:text-properties fo:font-variant="normal" fo:text-transform="none" fo:color="#000000" style:font-name="Arial" fo:font-size="10.5pt" fo:letter-spacing="normal" fo:font-style="normal" fo:font-weight="normal" fo:background-color="#f9f9f9" loext:char-shading-value="0" loext:padding-left="0.106cm" loext:padding-right="0.106cm" loext:padding-top="0.049cm" loext:padding-bottom="0.049cm" loext:border="0.06pt solid #dddddd"/>
    </style:style>
    <style:style style:name="T20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252525" fo:font-size="10.5pt" fo:letter-spacing="normal" fo:font-style="normal" fo:font-weight="normal"/>
    </style:style>
    <style:style style:name="T22" style:family="text">
      <style:text-properties fo:font-variant="normal" fo:text-transform="none" fo:color="#252525" style:font-name="Arial" fo:font-size="10.5pt" fo:letter-spacing="normal" fo:font-style="normal" fo:font-weight="normal"/>
    </style:style>
    <style:style style:name="T23" style:family="text">
      <style:text-properties style:font-name="Linux Libertine Display G"/>
    </style:style>
    <style:style style:name="T24" style:family="text">
      <style:text-properties style:font-name="Arial"/>
    </style:style>
    <style:style style:name="T25" style:family="text">
      <style:text-properties style:font-name="Arial" fo:font-weight="bold"/>
    </style:style>
    <style:style style:name="T26" style:family="text">
      <style:text-properties style:font-name="Arial" fo:font-style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Source_20_Text"><text:span text:style-name="T8">.</text:span></text:span></text:p>
          </table:table-cell>
          <table:table-cell table:style-name="Таблица1.B1" office:value-type="string">
            <text:p text:style-name="Table_20_Contents"><text:span text:style-name="T24">Matches any single character (many applications exclude </text:span><text:a xlink:type="simple" xlink:href="https://en.wikipedia.org/wiki/Newline" text:style-name="Internet_20_link" text:visited-style-name="Visited_20_Internet_20_Link"><text:span text:style-name="T14">newlines</text:span></text:a><text:span text:style-name="T24">, and exactly which characters are considered newlines is flavor-, character-encoding-, and platform-specific, but it is safe to assume that the line feed character is included). Within POSIX bracket expressions, the dot character matches a literal dot. For example, </text:span><text:span text:style-name="Source_20_Text"><text:span text:style-name="T8">a.c</text:span></text:span><text:span text:style-name="T24"> matches "abc", etc., but </text:span><text:span text:style-name="Source_20_Text"><text:span text:style-name="T8">[a.c]</text:span></text:span><text:span text:style-name="T24"> matches only "a", ".", or "c".</text:span></text:p>
          </table:table-cell>
        </table:table-row>
        <table:table-row table:style-name="Таблица1.2">
          <table:table-cell table:style-name="Таблица1.A1" office:value-type="string">
            <text:p text:style-name="P1"><text:span text:style-name="Source_20_Text"><text:span text:style-name="T8">[ ]</text:span></text:span></text:p>
          </table:table-cell>
          <table:table-cell table:style-name="Таблица1.B2" office:value-type="string">
            <text:p text:style-name="P3"><text:span text:style-name="T24">A bracket expression. Matches a single character that is contained within the brackets. For example, </text:span><text:span text:style-name="Source_20_Text"><text:span text:style-name="T8">[abc]</text:span></text:span><text:span text:style-name="T24"> matches "a", "b", or "c". </text:span><text:span text:style-name="Source_20_Text"><text:span text:style-name="T8">[a-z]</text:span></text:span><text:span text:style-name="T24"> specifies a range which matches any lowercase letter from "a" to "z". These forms can be mixed: </text:span><text:span text:style-name="Source_20_Text"><text:span text:style-name="T8">[abcx-z]</text:span></text:span><text:span text:style-name="T24"> matches "a", "b", "c", "x", "y", or "z", as does </text:span><text:span text:style-name="Source_20_Text"><text:span text:style-name="T8">[a-cx-z]</text:span></text:span><text:span text:style-name="T24">.</text:span></text:p>
            <text:p text:style-name="P4"><text:span text:style-name="T24">The </text:span><text:span text:style-name="Source_20_Text"><text:span text:style-name="T8">-</text:span></text:span><text:span text:style-name="T24"> character is treated as a literal character if it is the last or the first (after the </text:span><text:span text:style-name="Source_20_Text"><text:span text:style-name="T8">^</text:span></text:span><text:span text:style-name="T24">, if present) character within the brackets: </text:span><text:span text:style-name="Source_20_Text"><text:span text:style-name="T8">[abc-]</text:span></text:span><text:span text:style-name="T24">, </text:span><text:span text:style-name="Source_20_Text"><text:span text:style-name="T8">[-abc]</text:span></text:span><text:span text:style-name="T24">. Note that backslash escapes are not allowed. The </text:span><text:span text:style-name="Source_20_Text"><text:span text:style-name="T8">]</text:span></text:span><text:span text:style-name="T24"> character can be included in a bracket expression if it is the first (after the </text:span><text:span text:style-name="Source_20_Text"><text:span text:style-name="T8">^</text:span></text:span><text:span text:style-name="T24">) character: </text:span><text:span text:style-name="Source_20_Text"><text:span text:style-name="T8">[]abc]</text:span></text:span><text:span text:style-name="T24">.</text:span>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[^ ]</text:span></text:span></text:p>
          </table:table-cell>
          <table:table-cell table:style-name="Таблица1.B3" office:value-type="string">
            <text:p text:style-name="Table_20_Contents"><text:span text:style-name="T24">Matches a single character that is not contained within the brackets. For example, </text:span><text:span text:style-name="Source_20_Text"><text:span text:style-name="T8">[^abc]</text:span></text:span><text:span text:style-name="T24"> matches any character other than "a", "b", or "c". </text:span><text:span text:style-name="Source_20_Text"><text:span text:style-name="T8">[^a-z]</text:span></text:span><text:span text:style-name="T24">matches any single character that is not a lowercase letter from "a" to "z". Likewise, literal characters and ranges can be mixed.</text:span>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^</text:span></text:span></text:p>
          </table:table-cell>
          <table:table-cell table:style-name="Таблица1.B4" office:value-type="string">
            <text:p text:style-name="P2">Matches the starting position within the string. In line-based tools, it matches the starting position of any line.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$</text:span></text:span></text:p>
          </table:table-cell>
          <table:table-cell table:style-name="Таблица1.B5" office:value-type="string">
            <text:p text:style-name="P2">Matches the ending position of the string or the position just before a string-ending newline. In line-based tools, it matches the ending position of any line.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( )</text:span></text:span></text:p>
          </table:table-cell>
          <table:table-cell table:style-name="Таблица1.B6" office:value-type="string">
            <text:p text:style-name="Table_20_Contents"><text:span text:style-name="T24">Defines a marked subexpression. The string matched within the parentheses can be recalled later (see the next entry, </text:span><text:span text:style-name="Source_20_Text"><text:span text:style-name="T8">\</text:span></text:span><text:span text:style-name="Source_20_Text"><text:span text:style-name="T9">n</text:span></text:span><text:span text:style-name="T24">). A marked subexpression is also called a block or capturing group. </text:span><text:span text:style-name="T25">BRE mode requires </text:span><text:span text:style-name="Source_20_Text"><text:span text:style-name="T11">\( \)</text:span></text:span><text:span text:style-name="T24">.</text:span>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\</text:span></text:span><text:span text:style-name="Source_20_Text"><text:span text:style-name="T9">n</text:span></text:span></text:p>
          </table:table-cell>
          <table:table-cell table:style-name="Таблица1.B7" office:value-type="string">
            <text:p text:style-name="P2">Matches what the <text:span text:style-name="T15">n</text:span>th marked subexpression matched, where <text:span text:style-name="T15">n</text:span> is a digit from 1 to 9. This construct is vaguely defined in the POSIX.2 standard. Some tools allow referencing more than nine capturing groups.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*</text:span></text:span></text:p>
          </table:table-cell>
          <table:table-cell table:style-name="Таблица1.B8" office:value-type="string">
            <text:p text:style-name="Table_20_Contents"><text:span text:style-name="T24">Matches the preceding element zero or more times. For example, </text:span><text:span text:style-name="Source_20_Text"><text:span text:style-name="T8">ab*c</text:span></text:span><text:span text:style-name="T24"> matches "ac", "abc", "abbbc", etc. </text:span><text:span text:style-name="Source_20_Text"><text:span text:style-name="T8">[xyz]*</text:span></text:span><text:span text:style-name="T24"> matches "", "x", "y", "z", "zx", "zyx", "xyzzy", and so on. </text:span><text:span text:style-name="Source_20_Text"><text:span text:style-name="T8">(ab)*</text:span></text:span><text:span text:style-name="T24"> matches "", "ab", "abab", "ababab", and so on.</text:span></text:p>
          </table:table-cell>
        </table:table-row>
        <table:table-row>
          <table:table-cell table:style-name="Таблица1.A1" office:value-type="string">
            <text:p text:style-name="P1"><text:span text:style-name="Source_20_Text"><text:span text:style-name="T8">{</text:span></text:span><text:span text:style-name="Source_20_Text"><text:span text:style-name="T9">m</text:span></text:span><text:span text:style-name="Source_20_Text"><text:span text:style-name="T8">,</text:span></text:span><text:span text:style-name="Source_20_Text"><text:span text:style-name="T9">n</text:span></text:span><text:span text:style-name="Source_20_Text"><text:span text:style-name="T8">}</text:span></text:span></text:p>
          </table:table-cell>
          <table:table-cell table:style-name="Таблица1.B9" office:value-type="string">
            <text:p text:style-name="Table_20_Contents"><text:span text:style-name="T24">Matches the preceding element at least </text:span><text:span text:style-name="T26">m</text:span><text:span text:style-name="T24"> and not more than </text:span><text:span text:style-name="T26">n</text:span><text:span text:style-name="T24"> times. For example, </text:span><text:span text:style-name="Source_20_Text"><text:span text:style-name="T8">a{3,5}</text:span></text:span><text:span text:style-name="T24"> matches only "aaa", "aaaa", and "aaaaa". This is not found in a few older instances of regexes. </text:span><text:span text:style-name="T25">BRE mode requires </text:span><text:span text:style-name="Source_20_Text"><text:span text:style-name="T11">\{</text:span></text:span><text:span text:style-name="Source_20_Text"><text:span text:style-name="T10">m</text:span></text:span><text:span text:style-name="Source_20_Text"><text:span text:style-name="T11">,</text:span></text:span><text:span text:style-name="Source_20_Text"><text:span text:style-name="T10">n</text:span></text:span><text:span text:style-name="Source_20_Text"><text:span text:style-name="T11">\}</text:span></text:span><text:span text:style-name="T24">.</text:span></text:p>
          </table:table-cell>
        </table:table-row>
      </table:table>
      <text:p text:style-name="P6">Examples:</text:p>
      <text:list xml:id="list594953323871125473" text:style-name="L1">
        <text:list-item>
          <text:p><text:span text:style-name="Source_20_Text"><text:span text:style-name="T24">.at</text:span></text:span><text:span text:style-name="T24"> matches any three-character string ending with "at", including "hat", "cat", and "bat".</text:span></text:p>
        </text:list-item>
        <text:list-item>
          <text:p><text:span text:style-name="Source_20_Text"><text:span text:style-name="T24">[hc]at</text:span></text:span><text:span text:style-name="T24"> matches "hat" and "cat".</text:span></text:p>
        </text:list-item>
        <text:list-item>
          <text:p><text:span text:style-name="Source_20_Text"><text:span text:style-name="T24">[^b]at</text:span></text:span><text:span text:style-name="T24"> matches all strings matched by </text:span><text:span text:style-name="Source_20_Text"><text:span text:style-name="T24">.at</text:span></text:span><text:span text:style-name="T24"> except "bat".</text:span></text:p>
        </text:list-item>
        <text:list-item>
          <text:p><text:span text:style-name="Source_20_Text"><text:span text:style-name="T24">[^hc]at</text:span></text:span><text:span text:style-name="T24"> matches all strings matched by </text:span><text:span text:style-name="Source_20_Text"><text:span text:style-name="T24">.at</text:span></text:span><text:span text:style-name="T24"> other than "hat" and "cat".</text:span></text:p>
        </text:list-item>
        <text:list-item>
          <text:p><text:span text:style-name="Source_20_Text"><text:span text:style-name="T24">^[hc]at</text:span></text:span><text:span text:style-name="T24">matches "hat" and "cat", but only at the beginning of the string or line.</text:span></text:p>
        </text:list-item>
        <text:list-item>
          <text:p><text:soft-page-break/><text:span text:style-name="Source_20_Text"><text:span text:style-name="T24">[hc]at$</text:span></text:span><text:span text:style-name="T24"> matches "hat" and "cat", but only at the end of the string or line.</text:span></text:p>
        </text:list-item>
        <text:list-item>
          <text:p><text:span text:style-name="Source_20_Text"><text:span text:style-name="T24">\[.\]</text:span></text:span><text:span text:style-name="T24"> matches any single character surrounded by "[" and "]" since the brackets are escaped, for example: "[a]" and "[b]".</text:span></text:p>
        </text:list-item>
        <text:list-item>
          <text:p text:style-name="P7"><text:span text:style-name="Source_20_Text"><text:span text:style-name="T19">s.*</text:span></text:span><text:span text:style-name="T22"> matches s followed by zero or more characters, for example: "s" and "saw" and "seed".</text:span></text:p>
        </text:list-item>
      </text:list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<text:span text:style-name="Source_20_Text"><text:span text:style-name="T8">?</text:span></text:span></text:p>
          </table:table-cell>
          <table:table-cell table:style-name="Таблица2.B1" office:value-type="string">
            <text:p text:style-name="Table_20_Contents"><text:span text:style-name="T24">Matches the preceding element zero or one time. For example, </text:span><text:span text:style-name="Source_20_Text"><text:span text:style-name="T8">ab?c</text:span></text:span><text:span text:style-name="T24"> matches only "ac" or "abc".</text:span></text:p>
          </table:table-cell>
        </table:table-row>
        <table:table-row>
          <table:table-cell table:style-name="Таблица2.A2" office:value-type="string">
            <text:p text:style-name="P1"><text:span text:style-name="Source_20_Text"><text:span text:style-name="T8">+</text:span></text:span></text:p>
          </table:table-cell>
          <table:table-cell table:style-name="Таблица2.B2" office:value-type="string">
            <text:p text:style-name="Table_20_Contents"><text:span text:style-name="T24">Matches the preceding element one or more times. For example, </text:span><text:span text:style-name="Source_20_Text"><text:span text:style-name="T8">ab+c</text:span></text:span><text:span text:style-name="T24"> matches "abc", "abbc", "abbbc", and so on, but not "ac".</text:span></text:p>
          </table:table-cell>
        </table:table-row>
        <table:table-row>
          <table:table-cell table:style-name="Таблица2.A2" office:value-type="string">
            <text:p text:style-name="P1"><text:span text:style-name="Source_20_Text"><text:span text:style-name="T8">|</text:span></text:span></text:p>
          </table:table-cell>
          <table:table-cell table:style-name="Таблица2.B3" office:value-type="string">
            <text:p text:style-name="Table_20_Contents"><text:span text:style-name="T24">The choice (also known as alternation or set union) operator matches either the expression before or the expression after the operator. For example,</text:span><text:span text:style-name="Source_20_Text"><text:span text:style-name="T8">abc|def</text:span></text:span><text:span text:style-name="T24"> matches "abc" or "def".</text:span></text:p>
          </table:table-cell>
        </table:table-row>
      </table:table>
      <text:p text:style-name="P6">Examples:</text:p>
      <text:list xml:id="list7083380949848372958" text:style-name="L2">
        <text:list-item>
          <text:p><text:span text:style-name="Source_20_Text"><text:span text:style-name="T24">[hc]+at</text:span></text:span><text:span text:style-name="T24"> matches "hat", "cat", "hhat", "chat", "hcat", "cchchat", and so on, but not "at".</text:span></text:p>
        </text:list-item>
        <text:list-item>
          <text:p><text:span text:style-name="Source_20_Text"><text:span text:style-name="T24">[hc]?at</text:span></text:span><text:span text:style-name="T24"> matches "hat", "cat", and "at".</text:span></text:p>
        </text:list-item>
        <text:list-item>
          <text:p><text:span text:style-name="Source_20_Text"><text:span text:style-name="T24">[hc]*at</text:span></text:span><text:span text:style-name="T24"> matches "hat", "cat", "hhat", "chat", "hcat", "cchchat", "at", and so on.</text:span></text:p>
        </text:list-item>
        <text:list-item>
          <text:p><text:span text:style-name="Source_20_Text"><text:span text:style-name="T24">cat|dog</text:span></text:span><text:span text:style-name="T24"> matches "cat" or "dog"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, Courier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1:36:15.989000000</meta:creation-date>
    <dc:date>2016-10-18T11:45:43.196000000</dc:date>
    <meta:editing-duration>PT9M27S</meta:editing-duration>
    <meta:editing-cycles>1</meta:editing-cycles>
    <meta:document-statistic meta:table-count="2" meta:image-count="0" meta:object-count="0" meta:page-count="2" meta:paragraph-count="39" meta:word-count="630" meta:character-count="3704" meta:non-whitespace-character-count="3125"/>
    <meta:generator>LibreOffice/5.1.4.2$Windows_x86 LibreOffice_project/f99d75f39f1c57ebdd7ffc5f42867c12031db97a</meta:generator>
  </office:meta>
</office:document-meta>
</file>